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72mm"/>
    </style:style>
    <style:style style:name="co2" style:family="table-column">
      <style:table-column-properties fo:break-before="auto" style:column-width="12.05mm"/>
    </style:style>
    <style:style style:name="co3" style:family="table-column">
      <style:table-column-properties fo:break-before="auto" style:column-width="26.48mm"/>
    </style:style>
    <style:style style:name="co4" style:family="table-column">
      <style:table-column-properties fo:break-before="auto" style:column-width="28.7mm"/>
    </style:style>
    <style:style style:name="co5" style:family="table-column">
      <style:table-column-properties fo:break-before="auto" style:column-width="20.37mm"/>
    </style:style>
    <style:style style:name="co6" style:family="table-column">
      <style:table-column-properties fo:break-before="auto" style:column-width="10.74mm"/>
    </style:style>
    <style:style style:name="co7" style:family="table-column">
      <style:table-column-properties fo:break-before="auto" style:column-width="46.87mm"/>
    </style:style>
    <style:style style:name="co8" style:family="table-column">
      <style:table-column-properties fo:break-before="auto" style:column-width="43.29mm"/>
    </style:style>
    <style:style style:name="co9" style:family="table-column">
      <style:table-column-properties fo:break-before="auto" style:column-width="20.36mm"/>
    </style:style>
    <style:style style:name="co10" style:family="table-column">
      <style:table-column-properties fo:break-before="auto" style:column-width="26.04mm"/>
    </style:style>
    <style:style style:name="co11" style:family="table-column">
      <style:table-column-properties fo:break-before="auto" style:column-width="21.7mm"/>
    </style:style>
    <style:style style:name="co12" style:family="table-column">
      <style:table-column-properties fo:break-before="auto" style:column-width="28.89mm"/>
    </style:style>
    <style:style style:name="co13" style:family="table-column">
      <style:table-column-properties fo:break-before="auto" style:column-width="29.76mm"/>
    </style:style>
    <style:style style:name="co14" style:family="table-column">
      <style:table-column-properties fo:break-before="auto" style:column-width="24.75mm"/>
    </style:style>
    <style:style style:name="co15" style:family="table-column">
      <style:table-column-properties fo:break-before="auto" style:column-width="24.98mm"/>
    </style:style>
    <style:style style:name="co16" style:family="table-column">
      <style:table-column-properties fo:break-before="auto" style:column-width="28.26mm"/>
    </style:style>
    <style:style style:name="co17" style:family="table-column">
      <style:table-column-properties fo:break-before="auto" style:column-width="22.35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table table:name="zetony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TYPE</text:p>
          </table:table-cell>
          <table:table-cell table:style-name="ce2" office:value-type="string" calcext:value-type="string">
            <text:p>UNIT NAME</text:p>
          </table:table-cell>
          <table:table-cell table:style-name="ce2" office:value-type="string" calcext:value-type="string">
            <text:p>UNIT NAME2</text:p>
          </table:table-cell>
          <table:table-cell table:style-name="ce2" office:value-type="string" calcext:value-type="string">
            <text:p>ARMY-DIV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CON1</text:p>
          </table:table-cell>
          <table:table-cell table:style-name="ce1" office:value-type="string" calcext:value-type="string">
            <text:p>ICON2</text:p>
          </table:table-cell>
          <table:table-cell table:style-name="ce1" office:value-type="string" calcext:value-type="string">
            <text:p>ATTACK1</text:p>
          </table:table-cell>
          <table:table-cell table:style-name="ce1" office:value-type="string" calcext:value-type="string">
            <text:p>ATTACK2</text:p>
          </table:table-cell>
          <table:table-cell table:style-name="ce1" office:value-type="string" calcext:value-type="string">
            <text:p>DEFENSE1</text:p>
          </table:table-cell>
          <table:table-cell table:style-name="ce1" office:value-type="string" calcext:value-type="string">
            <text:p>DEFENSE2</text:p>
          </table:table-cell>
          <table:table-cell table:style-name="ce1" office:value-type="string" calcext:value-type="string">
            <text:p>MOVEMENT1</text:p>
          </table:table-cell>
          <table:table-cell table:style-name="ce1" office:value-type="string" calcext:value-type="string">
            <text:p>MOVEMENT2</text:p>
          </table:table-cell>
          <table:table-cell table:style-name="ce1" office:value-type="string" calcext:value-type="string">
            <text:p>WHITE STAR</text:p>
          </table:table-cell>
          <table:table-cell table:style-name="ce1" office:value-type="string" calcext:value-type="string">
            <text:p>BLACK STAR</text:p>
          </table:table-cell>
          <table:table-cell table:style-name="ce1" office:value-type="string" calcext:value-type="string">
            <text:p>YELLOW STAR</text:p>
          </table:table-cell>
          <table:table-cell table:style-name="ce1" office:value-type="string" calcext:value-type="string">
            <text:p>BLUE STA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Weiss</text:p>
          </table:table-cell>
          <table:table-cell table:style-name="Default"/>
          <table:table-cell office:value-type="string" calcext:value-type="string">
            <text:p>2AP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Balck</text:p>
          </table:table-cell>
          <table:table-cell table:style-name="Default"/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vonPfeffer</text:p>
          </table:table-cell>
          <table:table-cell table:style-name="Default"/>
          <table:table-cell office:value-type="string" calcext:value-type="string">
            <text:p>IX SS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Gille</text:p>
          </table:table-cell>
          <table:table-cell table:style-name="Default"/>
          <table:table-cell office:value-type="string" calcext:value-type="string">
            <text:p>IV SS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Harteneck</text:p>
          </table:table-cell>
          <table:table-cell table:style-name="Default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Breith</text:p>
          </table:table-cell>
          <table:table-cell table:style-name="Default"/>
          <table:table-cell office:value-type="string" calcext:value-type="string">
            <text:p>III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Kleemann</text:p>
          </table:table-cell>
          <table:table-cell table:style-name="Default"/>
          <table:table-cell office:value-type="string" calcext:value-type="string">
            <text:p>IV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Osterkamp</text:p>
          </table:table-cell>
          <table:table-cell table:style-name="Default"/>
          <table:table-cell office:value-type="string" calcext:value-type="string">
            <text:p>XXII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Kirchner</text:p>
          </table:table-cell>
          <table:table-cell table:style-name="Default"/>
          <table:table-cell office:value-type="string" calcext:value-type="string">
            <text:p>LVII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Konrad</text:p>
          </table:table-cell>
          <table:table-cell table:style-name="Default"/>
          <table:table-cell office:value-type="string" calcext:value-type="string">
            <text:p>LXVIII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Grasser</text:p>
          </table:table-cell>
          <table:table-cell table:style-name="Default"/>
          <table:table-cell office:value-type="string" calcext:value-type="string">
            <text:p>LXXII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/IX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de-art-face-150mm-mot-2.svg</text:p>
          </table:table-cell>
          <table:table-cell office:value-type="string" calcext:value-type="string">
            <text:p>De-art-back-150mm-mot-2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de-inf-ss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De-kingtiger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Ney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De-inf-ss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Dirlewanger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de-inf-ss-mot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stugIV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ss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ss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ss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ss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/6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art-face-150mm-mot-2.svg</text:p>
          </table:table-cell>
          <table:table-cell office:value-type="string" calcext:value-type="string">
            <text:p>De-art-back-150mm-mot-2.sv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/2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art-wespe-2.sv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art-face-nebelwerfer-2.svg</text:p>
          </table:table-cell>
          <table:table-cell office:value-type="string" calcext:value-type="string">
            <text:p>De-art-back-nebelwerfer-2.s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art-face-nebelwerfer-2.svg</text:p>
          </table:table-cell>
          <table:table-cell office:value-type="string" calcext:value-type="string">
            <text:p>De-art-back-nebelwerfer-2.s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509" calcext:value-type="float">
            <text:p>509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De-kingtiger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130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De-jagdpanther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721" calcext:value-type="float">
            <text:p>721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De-jagdpanther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De-stugIV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stugIV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stugIV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stugIV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brummbar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Fiz.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ren.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9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1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1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1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1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1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2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2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2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2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3K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2</text:p>
          </table:table-cell>
          <table:table-cell/>
          <table:table-cell office:value-type="string" calcext:value-type="string">
            <text:p>3K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Rozp.</text:p>
          </table:table-cell>
          <table:table-cell/>
          <table:table-cell office:value-type="string" calcext:value-type="string">
            <text:p>3K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uma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K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1</text:p>
          </table:table-cell>
          <table:table-cell/>
          <table:table-cell office:value-type="string" calcext:value-type="string">
            <text:p>4K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08</text:p>
          </table:table-cell>
          <table:table-cell/>
          <table:table-cell office:value-type="string" calcext:value-type="string">
            <text:p>4K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G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untain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1G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untain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3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3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3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9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9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8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8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8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5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51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15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1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17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06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17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65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77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78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79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44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45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46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31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44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47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/I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de-art-face-150mm-mot-2.svg</text:p>
          </table:table-cell>
          <table:table-cell office:value-type="string" calcext:value-type="string">
            <text:p>De-art-back-150mm-mot-2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/II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de-art-face-150mm-mot-2.svg</text:p>
          </table:table-cell>
          <table:table-cell office:value-type="string" calcext:value-type="string">
            <text:p>De-art-back-150mm-mot-2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/VI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de-art-face-150mm-mot-2.svg</text:p>
          </table:table-cell>
          <table:table-cell office:value-type="string" calcext:value-type="string">
            <text:p>De-art-back-150mm-mot-2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/VII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de-art-face-150mm-mot-2.svg</text:p>
          </table:table-cell>
          <table:table-cell office:value-type="string" calcext:value-type="string">
            <text:p>De-art-back-150mm-mot-2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Budapeszt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hu-zirini-II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Solt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Rzeczn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Hu-turan-II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hu-zirini-II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u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u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turan-II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SL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L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SL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Managorov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u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2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22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51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55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80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23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36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17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5 Gw.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66 Gw.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1 Gw.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XX</text:p>
          </table:table-cell>
          <table:table-cell office:value-type="string" calcext:value-type="string">
            <text:p>Ru-cav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2 Gw.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XX</text:p>
          </table:table-cell>
          <table:table-cell office:value-type="string" calcext:value-type="string">
            <text:p>Ru-cav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63 Gw.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XX</text:p>
          </table:table-cell>
          <table:table-cell office:value-type="string" calcext:value-type="string">
            <text:p>Ru-cav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4,60,70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t34-76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896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Ru-su85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 Gw.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m3a1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 Gw.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m3a1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 Gw.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m3a1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6 Gw.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sherman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Gw.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Ru-su85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 Gw.</text:p>
          </table:table-cell>
          <table:table-cell office:value-type="string" calcext:value-type="string">
            <text:p>I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m3a1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 Gw.</text:p>
          </table:table-cell>
          <table:table-cell office:value-type="string" calcext:value-type="string">
            <text:p>I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m3a1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6 Gw.</text:p>
          </table:table-cell>
          <table:table-cell office:value-type="string" calcext:value-type="string">
            <text:p>I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m3a1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7 Gw.</text:p>
          </table:table-cell>
          <table:table-cell office:value-type="string" calcext:value-type="string">
            <text:p>I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t34-85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Gw.</text:p>
          </table:table-cell>
          <table:table-cell office:value-type="string" calcext:value-type="string">
            <text:p>II</text:p>
          </table:table-cell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Ru-su85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3 Gw.</text:p>
          </table:table-cell>
          <table:table-cell office:value-type="string" calcext:value-type="string">
            <text:p>IV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m3a1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4 Gw.</text:p>
          </table:table-cell>
          <table:table-cell office:value-type="string" calcext:value-type="string">
            <text:p>IV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m3a1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5 Gw.</text:p>
          </table:table-cell>
          <table:table-cell office:value-type="string" calcext:value-type="string">
            <text:p>IV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m3a1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6 Gw.</text:p>
          </table:table-cell>
          <table:table-cell office:value-type="string" calcext:value-type="string">
            <text:p>IV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t34-85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Gw.</text:p>
          </table:table-cell>
          <table:table-cell office:value-type="string" calcext:value-type="string">
            <text:p>IV</text:p>
          </table:table-cell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Ru-su85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6 Gw.</text:p>
          </table:table-cell>
          <table:table-cell office:value-type="string" calcext:value-type="string">
            <text:p>VI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m3a1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63 Gw.</text:p>
          </table:table-cell>
          <table:table-cell office:value-type="string" calcext:value-type="string">
            <text:p>VI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m3a1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64 Gw.</text:p>
          </table:table-cell>
          <table:table-cell office:value-type="string" calcext:value-type="string">
            <text:p>VI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m3a1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1 Gw.</text:p>
          </table:table-cell>
          <table:table-cell office:value-type="string" calcext:value-type="string">
            <text:p>VI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sherman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440,1821</text:p>
          </table:table-cell>
          <table:table-cell office:value-type="string" calcext:value-type="string">
            <text:p>VII</text:p>
          </table:table-cell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Ru-su85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10Gw.</text:p>
          </table:table-cell>
          <table:table-cell office:value-type="string" calcext:value-type="string">
            <text:p>XVII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t34-85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70Gw.</text:p>
          </table:table-cell>
          <table:table-cell office:value-type="string" calcext:value-type="string">
            <text:p>XVII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t34-85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81Gw.</text:p>
          </table:table-cell>
          <table:table-cell office:value-type="string" calcext:value-type="string">
            <text:p>XVII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t34-85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0 Gw.</text:p>
          </table:table-cell>
          <table:table-cell office:value-type="string" calcext:value-type="string">
            <text:p>XVII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m3a1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Gw.</text:p>
          </table:table-cell>
          <table:table-cell office:value-type="string" calcext:value-type="string">
            <text:p>XVIII</text:p>
          </table:table-cell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Ru-su85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08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Ru-su-12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6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Ru-su-12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6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Ru-su-12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Pliyev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u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 Gw.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cav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0 Gw.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cav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0 Gw.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cav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815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Ru-su85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3 Gw.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cav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8 Gw.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cav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cav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813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Ru-su85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XXXII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m3a1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</text:p>
          </table:table-cell>
          <table:table-cell office:value-type="string" calcext:value-type="string">
            <text:p>XXXII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Ru-su85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XXXII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t34-76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XXXII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t34-76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XXXII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t34-76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Zaharov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u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 RU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8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5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 Gw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 Gw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 Gw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4 Gw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4 Gw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0 Gw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1 Gw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62 Gw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69 Gw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80 Gw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83 Mor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art-face-ml20-mot.svg</text:p>
          </table:table-cell>
          <table:table-cell office:value-type="string" calcext:value-type="string">
            <text:p>ru-art-back-ml20-mot.sv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at-zis3-mot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42" calcext:value-type="float">
            <text:p>4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at-zis3-mot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438" calcext:value-type="float">
            <text:p>438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Ru-at-zis3-mot-2.sv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521" calcext:value-type="float">
            <text:p>52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Ru-at-zis3-mot-2.sv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1312" calcext:value-type="float">
            <text:p>131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Ru-at-zis3-mot-2.sv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Ru-su85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Kravchenko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u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m3a1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m3a1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I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m3a1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t34-76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</text:p>
          </table:table-cell>
          <table:table-cell office:value-type="string" calcext:value-type="string">
            <text:p>I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Ru-su85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0 Gw.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t34-85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1 Gw.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t34-85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2 Gw.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t34-85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m3a1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Ru-su85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humilov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u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9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0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0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6 Gw.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2 Gw.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81 Gw.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art-face-ml20-mot.svg</text:p>
          </table:table-cell>
          <table:table-cell office:value-type="string" calcext:value-type="string">
            <text:p>ru-art-back-ml20-mot.s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t34-76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Philipovsky 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u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6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1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2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9 Gw.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9 Gw.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86 Gw.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08Gw.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09Gw.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art-face-ml20-mot.svg</text:p>
          </table:table-cell>
          <table:table-cell office:value-type="string" calcext:value-type="string">
            <text:p>ru-art-back-ml20-mot.s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office:value-type="float" office:value="46" calcext:value-type="float">
            <text:p>4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at-zis3-mot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437" calcext:value-type="float">
            <text:p>437</text:p>
          </table:table-cell>
          <table:table-cell table:style-name="Default"/>
          <table:table-cell office:value-type="float" office:value="46" calcext:value-type="float">
            <text:p>4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Ru-at-zis3-mot-2.sv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Ru-su85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zarochin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u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1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9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0 Gw.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61 Gw.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art-face-ml20-mot.svg</text:p>
          </table:table-cell>
          <table:table-cell office:value-type="string" calcext:value-type="string">
            <text:p>ru-art-back-ml20-mot.s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6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su85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2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t34-76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49" calcext:value-type="float">
            <text:p>49</text:p>
          </table:table-cell>
          <table:table-cell table:style-name="Default"/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at-zis3-mot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374" calcext:value-type="float">
            <text:p>374</text:p>
          </table:table-cell>
          <table:table-cell table:style-name="Default"/>
          <table:table-cell office:value-type="float" office:value="57" calcext:value-type="float">
            <text:p>5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Ru-at-zis3-mot-2.sv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1172" calcext:value-type="float">
            <text:p>1172</text:p>
          </table:table-cell>
          <table:table-cell table:style-name="Default"/>
          <table:table-cell office:value-type="float" office:value="57" calcext:value-type="float">
            <text:p>5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Ru-at-zis3-mot-2.sv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ova</text:p>
          </table:table-cell>
          <table:table-cell/>
          <table:table-cell office:value-type="string" calcext:value-type="string">
            <text:p>VII</text:p>
          </table:table-cell>
          <table:table-cell/>
          <table:table-cell office:value-type="string" calcext:value-type="string">
            <text:p>Ro-hq-sova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o-inf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o-c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o-inf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</text:p>
          </table:table-cell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o-art-face-150mm-mot.svg</text:p>
          </table:table-cell>
          <table:table-cell office:value-type="string" calcext:value-type="string">
            <text:p>ro-art-back-150mm-mot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01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De-kingtiger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-cossacks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-cossacks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-cossacks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K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-cossacks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K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-cossacks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K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-cossacks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handzar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handzar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panc.</text:p>
          </table:table-cell>
          <table:table-cell/>
          <table:table-cell office:value-type="string" calcext:value-type="string">
            <text:p>7G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tugIV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7G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untain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7G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untain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panc.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tugIV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ss-mot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ss-mot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Priess </text:p>
          </table:table-cell>
          <table:table-cell/>
          <table:table-cell office:value-type="string" calcext:value-type="string">
            <text:p>I SS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Bittrich </text:p>
          </table:table-cell>
          <table:table-cell/>
          <table:table-cell office:value-type="string" calcext:value-type="string">
            <text:p>II SS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Dietrich </text:p>
          </table:table-cell>
          <table:table-cell/>
          <table:table-cell office:value-type="string" calcext:value-type="string">
            <text:p>6AP.SS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Fehn </text:p>
          </table:table-cell>
          <table:table-cell/>
          <table:table-cell office:value-type="string" calcext:value-type="string">
            <text:p>XV Koz.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Felmy</text:p>
          </table:table-cell>
          <table:table-cell/>
          <table:table-cell office:value-type="string" calcext:value-type="string">
            <text:p>XCI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Winkelbrandt</text:p>
          </table:table-cell>
          <table:table-cell/>
          <table:table-cell office:value-type="string" calcext:value-type="string">
            <text:p>XXXIV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Br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Br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Br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3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3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6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2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3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3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49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891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892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893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22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23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24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869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870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871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Steyer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/XCI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art-face-150mm-mot-2.svg</text:p>
          </table:table-cell>
          <table:table-cell office:value-type="string" calcext:value-type="string">
            <text:p>De-art-back-150mm-mot-2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/LXVIII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art-face-150mm-mot-2.svg</text:p>
          </table:table-cell>
          <table:table-cell office:value-type="string" calcext:value-type="string">
            <text:p>De-art-back-150mm-mot-2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/XXXIVV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art-face-150mm-mot-2.svg</text:p>
          </table:table-cell>
          <table:table-cell office:value-type="string" calcext:value-type="string">
            <text:p>De-art-back-150mm-mot-2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9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stugIV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6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stugIV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Balkay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0 Hetzer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Hu-hetzer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Ut-inf.sv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Ut-inf.sv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Ut-inf.sv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Daruvar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Ut-inf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Nasice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Ut-inf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Virovitica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Ut-inf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Podravska</text:p>
          </table:table-cell>
          <table:table-cell office:value-type="string" calcext:value-type="string">
            <text:p>Satina</text:p>
          </table:table-cell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Ut-inf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Pozega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Ut-inf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Pakrac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Ut-inf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Okucani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Ut-inf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Tit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-hq-tito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ztab</text:p>
          </table:table-cell>
          <table:table-cell/>
          <table:table-cell office:value-type="string" calcext:value-type="string">
            <text:p>VI</text:p>
          </table:table-cell>
          <table:table-cell/>
          <table:table-cell office:value-type="string" calcext:value-type="string">
            <text:p>Ju-hq-tito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ztab</text:p>
          </table:table-cell>
          <table:table-cell office:value-type="string" calcext:value-type="string">
            <text:p>Partyzanc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Ju-hq-tito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ztab</text:p>
          </table:table-cell>
          <table:table-cell office:value-type="string" calcext:value-type="string">
            <text:p>Partyzanci</text:p>
          </table:table-cell>
          <table:table-cell office:value-type="string" calcext:value-type="string">
            <text:p>XII</text:p>
          </table:table-cell>
          <table:table-cell/>
          <table:table-cell office:value-type="string" calcext:value-type="string">
            <text:p>Ju-hq-tito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part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Osijeck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part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Czesk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part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part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part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Brodzka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part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Matja</text:p>
          </table:table-cell>
          <table:table-cell office:value-type="string" calcext:value-type="string">
            <text:p>Gube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part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Braca</text:p>
          </table:table-cell>
          <table:table-cell office:value-type="string" calcext:value-type="string">
            <text:p>Radi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part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part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part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toychev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-hq-Stoychev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Bg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Bg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Bg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Bg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Bg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Bg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Rez.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Bg-inf.svg</text:p>
          </table:table-cell>
          <table:table-cell office:value-type="string" calcext:value-type="string">
            <text:p>empty.sv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panc.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kvirsky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u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art-face-ml20-mot.svg</text:p>
          </table:table-cell>
          <table:table-cell office:value-type="string" calcext:value-type="string">
            <text:p>ru-art-back-ml20-mot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 mot.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mot-m7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S.Gw.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3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09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su-15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2 Zm.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m3a1.sv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Trofimenko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u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art-face-ml20-mot.svg</text:p>
          </table:table-cell>
          <table:table-cell office:value-type="string" calcext:value-type="string">
            <text:p>ru-art-back-ml20-mot.s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6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0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0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3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Zatevakhin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u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 art.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art-face-ml20-mot.svg</text:p>
          </table:table-cell>
          <table:table-cell office:value-type="string" calcext:value-type="string">
            <text:p>ru-art-back-ml20-mot.s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 art.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art-face-ml20-mot.svg</text:p>
          </table:table-cell>
          <table:table-cell office:value-type="string" calcext:value-type="string">
            <text:p>ru-art-back-ml20-mot.s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 art.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art-face-ml20-mot.svg</text:p>
          </table:table-cell>
          <table:table-cell office:value-type="string" calcext:value-type="string">
            <text:p>ru-art-back-ml20-mot.s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 art.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art-face-ml20-mot.svg</text:p>
          </table:table-cell>
          <table:table-cell office:value-type="string" calcext:value-type="string">
            <text:p>ru-art-back-ml20-mot.s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panc.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su-122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0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0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0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0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0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0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1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de-tc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de-tc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de-tc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de-tc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de-tc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de-tc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de-tc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de-tc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de-tc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de-tc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de-tc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ru-il-2.sv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ru-il-2.sv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ru-il-2.sv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ru-il-2.sv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ru-il-2.sv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6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ru-il-2.sv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De-ju-87.sv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De-ju-87.sv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De-ju-87.sv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De-ju-87.sv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De-ju-87.sv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6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De-ju-87.sv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118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.00.0000</text:date>, <text:time style:data-style-name="N2" text:time-value="13:55:33.1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dc:date>2015-07-27T14:02:14.348000000</dc:date>
    <meta:editing-duration>P5DT15H39M35S</meta:editing-duration>
    <meta:editing-cycles>141</meta:editing-cycles>
    <meta:document-statistic meta:table-count="1" meta:cell-count="4480" meta:object-count="0"/>
  </office:meta>
</office:document-meta>
</file>